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1-Elimine las tablas, si existen:</text:p>
      <text:p text:style-name="P1">*/</text:p>
      <text:p text:style-name="P1">DROP TABLE IF EXISTS socios,inscritos;</text:p>
      <text:p text:style-name="P1">/*</text:p>
      <text:p text:style-name="P1">2-Cree las tablas socios e inscritos:</text:p>
      <text:p text:style-name="P1">*/</text:p>
      <text:p text:style-name="P1">CREATE TABLE socios(</text:p>
      <text:p text:style-name="P1">numero INT UNSIGNED AUTO_INCREMENT,</text:p>
      <text:p text:style-name="P1">documento CHAR(8) NOT NULL,</text:p>
      <text:p text:style-name="P1">nombre VARCHAR(30) NOT NULL,</text:p>
      <text:p text:style-name="P1">domicilio VARCHAR(30),</text:p>
      <text:p text:style-name="P1">PRIMARY KEY (numero)</text:p>
      <text:p text:style-name="P1">);</text:p>
      <text:p text:style-name="P1"/>
      <text:p text:style-name="P1">CREATE TABLE inscritos(</text:p>
      <text:p text:style-name="P1">numerosocio INT UNSIGNED,</text:p>
      <text:p text:style-name="P1">deporte VARCHAR(20),</text:p>
      <text:p text:style-name="P1">ao YEAR NOT NULL,</text:p>
      <text:p text:style-name="P1">cuota CHAR(1),</text:p>
      <text:p text:style-name="P1">PRIMARY KEY (numerosocio,deporte,ao)</text:p>
      <text:p text:style-name="P1">);</text:p>
      <text:p text:style-name="P1"/>
      <text:p text:style-name="P1">ALTER TABLE inscritos</text:p>
      <text:p text:style-name="P1">ADD CONSTRAINT FK_inscritosSocios</text:p>
      <text:p text:style-name="P1">FOREIGN KEY (numerosocio) REFERENCES socios (numero);</text:p>
      <text:p text:style-name="P1">/*</text:p>
      <text:p text:style-name="P1">3-Ingrese los siguientes registros en las tablas socios e inscritos:</text:p>
      <text:p text:style-name="P1">*/</text:p>
      <text:p text:style-name="P1">INSERT INTO socios VALUES (23,22333444,'Juan Perez','Colon 123');</text:p>
      <text:p text:style-name="P1">INSERT INTO socios VALUES (56,23333444,'Ana Garcia','Sarmiento 984');</text:p>
      <text:p text:style-name="P1">INSERT INTO socios VALUES (102,24333444,'Hector Fuentes','Sucre 293');</text:p>
      <text:p text:style-name="P1">INSERT INTO socios VALUES (150,25333444,'Agustin Perez','Avellaneda 1234');</text:p>
      <text:p text:style-name="P1">INSERT INTO socios VALUES (230,26333444,'Maria Perez','Urquiza 283');</text:p>
      <text:p text:style-name="P1">INSERT INTO socios VALUES (231,29333444,'Agustin Perez','Urquiza 283');</text:p>
      <text:p text:style-name="P1"/>
      <text:p text:style-name="P1">INSERT INTO inscritos VALUES (23,'natacion',2015,'s');</text:p>
      <text:p text:style-name="P1">INSERT INTO inscritos VALUES (23,'tenis',2015,'s');</text:p>
      <text:p text:style-name="P1">INSERT INTO inscritos VALUES (23,'tenis',2016,'s');</text:p>
      <text:p text:style-name="P1">INSERT INTO inscritos VALUES (102,'natacion',2016,'s');</text:p>
      <text:p text:style-name="P1">INSERT INTO inscritos VALUES (102,'tenis',2015,'s');</text:p>
      <text:p text:style-name="P1">/*</text:p>
      <text:p text:style-name="P1">4-El socio con documento '23333444' quiere inscribirse en 'basquet' este año, pero no recuerda su</text:p>
      <text:p text:style-name="P1">numero de socio. Inscriba al socio en la tabla 'inscritos' buscando en la tabla 'socios' el número de</text:p>
      <text:p text:style-name="P1">socio a partir del numero de documento:</text:p>
      <text:p text:style-name="P1">*/</text:p>
      <text:p text:style-name="P1">INSERT INTO inscritos (numerosocio,deporte,ao,cuota)</text:p>
      <text:p text:style-name="P1">SELECT numero,'basquet',2022,'s'</text:p>
      <text:p text:style-name="P1">FROM socios</text:p>
      <text:p text:style-name="P1">WHERE documento=23333444;</text:p>
      <text:p text:style-name="P1">/* </text:p>
      <text:p text:style-name="P1">5-Intente inscribir una persona cuyo número de documento no exista en la tabla 'socios':</text:p>
      <text:p text:style-name="P1">*/</text:p>
      <text:p text:style-name="P1">INSERT INTO inscritos (numerosocio,deporte,ao,cuota)</text:p>
      <text:p text:style-name="P1">SELECT numero,'tenis',2016,'s'</text:p>
      <text:p text:style-name="P1">FROM socios</text:p>
      <text:p text:style-name="P1">WHERE documento=NULL;</text:p>
      <text:p text:style-name="P1">/*</text:p>
      <text:p text:style-name="P1"><text:soft-page-break/>6-La madre de los socios "Perez" quiere inscribir a su hijo "Agustin" en "basquet" este año, pero no</text:p>
      <text:p text:style-name="P1">recuerda su número de socio ni su documento. Si se busca el número de socio a partir del nombre</text:p>
      <text:p text:style-name="P1">("Agustin Perez"), la consulta retornará 2 registros, porque hay 2 socios llamados "Agustin Perez".</text:p>
      <text:p text:style-name="P1">Obtendremos como resultado, la inscripcion a "basquet" este año, de ambos socios. Si localizamos el</text:p>
      <text:p text:style-name="P1">número de socios a partir del domicilio ("Urquiza 283"), también obtendremos 2 inscripciones, porque</text:p>
      <text:p text:style-name="P1">hay 2 socios con ese domicilio. Ingrese la inscripción del socio, localizando su número de socio con el</text:p>
      <text:p text:style-name="P1">nombre y domicilio:</text:p>
      <text:p text:style-name="P1">*/</text:p>
      <text:p text:style-name="P1">INSERT INTO inscritos (numerosocio,deporte,ao,cuota)</text:p>
      <text:p text:style-name="P1">SELECT numero,'basquet',2022,'s'</text:p>
      <text:p text:style-name="P1">FROM socios</text:p>
      <text:p text:style-name="P1">WHERE nombre LIKE 'Agustin%' AND domicilio='Urquiza 283';</text:p>
      <text:p text:style-name="P1">/*</text:p>
      <text:p text:style-name="P1">7-La madre de los socios "Perez" quiere inscribir a ambos hijos "natacion" este año, pero no recuerda sus</text:p>
      <text:p text:style-name="P1">números de socio ni sus documentos. Inscriba a ambos localizando sus números de socio con el domicilio:</text:p>
      <text:p text:style-name="P1">*/</text:p>
      <text:p text:style-name="P1"/>
      <text:p text:style-name="P1">/*</text:p>
      <text:p text:style-name="P1">8-Vea si las inscripciones anteriores se cargaron</text:p>
      <text:p text:style-name="P1">*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74" meta:word-count="392" meta:character-count="2872" meta:non-whitespace-character-count="2553"/>
  </office:meta>
</office:document-meta>
</file>